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(x+h) = f(x)+f'(x)h+(f''(x)h²)/2+(f'''(x)h³)/6+...</text:p>
      <text:p text:style-name="Standard">Derivada à esquerda: f'(x) = (f(x) – (f-h))/h</text:p>
      <text:p text:style-name="Standard"/>
      <text:p text:style-name="Standard">Derivada centrada: f'(x) <text:s/>= (f(x+h)-f(x-h))/2h</text:p>
      <text:p text:style-name="Standard">(f(x+h)-f(x-h))/2=f'(x)+1/6f'''h²</text:p>
      <text:p text:style-name="Standard"/>
      <text:p text:style-name="Standard">Derivada segunda: f''(x)=(f(x+h)+f(x-h)-2f(x))/h²</text:p>
      <text:p text:style-name="Standard"/>
      <text:p text:style-name="Standard">1 Tarefa</text:p>
      <text:p text:style-name="Standard">→ Gerar todos os pontos e por num array</text:p>
      <text:p text:style-name="Standard">→ Implementar a derivada novamente</text:p>
      <text:p text:style-name="Standard"/>
      <text:p text:style-name="Standard">2 Tarefa</text:p>
      <text:p text:style-name="Standard">→ Obter segunda derivad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5-04T15:45:59</meta:creation-date>
    <dc:date>2016-05-04T16:48:38</dc:date>
    <dc:creator>Cristiane Oliveira</dc:creator>
    <meta:editing-duration>PT21M2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0" meta:word-count="48" meta:character-count="338" meta:non-whitespace-character-count="304"/>
  </office:meta>
</office:document-meta>
</file>